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32pt" svg:height="243.35pt" svg:x="298.15pt" svg:y="43.68pt">
            <draw:object draw:notify-on-update-of-ranges="Sheet1.B1:Sheet1.B10 Sheet1.A1:Sheet1.A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.094167445" calcext:value-type="float">
            <text:p>16.094167445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4.386777405" calcext:value-type="float">
            <text:p>24.38677740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6.65071741" calcext:value-type="float">
            <text:p>16.65071741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2.5685006" calcext:value-type="float">
            <text:p>12.5685006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8.3051905905" calcext:value-type="float">
            <text:p>8.305190590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.1957300275" calcext:value-type="float">
            <text:p>5.195730027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9T14:12:42.076552496</meta:creation-date>
    <meta:generator>LibreOffice/6.3.1.2$Linux_X86_64 LibreOffice_project/30$Build-2</meta:generator>
    <dc:date>2020-03-20T14:14:34.038561093</dc:date>
    <meta:editing-duration>PT23H9M54S</meta:editing-duration>
    <meta:editing-cycles>3</meta:editing-cycles>
    <meta:document-statistic meta:table-count="1" meta:cell-count="20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241cm" svg:height="8.586cm" xlink:href=".." xlink:type="simple" chart:class="chart:scatter" chart:style-name="ch1">
        <chart:title svg:x="5.447cm" svg:y="0.307cm" chart:style-name="ch2">
          <text:p>Speed vs Duty Cycle</text:p>
        </chart:title>
        <chart:plot-area chart:style-name="ch3" table:cell-range-address="Sheet1.A1:Sheet1.B10" svg:x="1.315cm" svg:y="1.257cm" svg:width="13.622cm" svg:height="6.177cm">
          <chartooo:coordinate-region svg:x="1.936cm" svg:y="1.456cm" svg:width="12.907cm" svg:height="5.331cm"/>
          <chart:axis chart:dimension="x" chart:name="primary-x" chart:style-name="ch4">
            <chart:title svg:x="6.825cm" svg:y="7.605cm" chart:style-name="ch5">
              <text:p>Duty Cycle (ratio)</text:p>
            </chart:title>
          </chart:axis>
          <chart:axis chart:dimension="y" chart:name="primary-y" chart:style-name="ch6">
            <chart:title svg:x="0.451cm" svg:y="6.664cm" chart:style-name="ch7">
              <text:p>Speed (revolutions per second)</text:p>
            </chart:title>
            <chart:grid chart:style-name="ch8" chart:class="major"/>
          </chart:axis>
          <chart:series chart:style-name="ch9" chart:values-cell-range-address="Sheet1.B1:Sheet1.B10" chart:class="chart:scatter">
            <chart:domain table:cell-range-address="Sheet1.A1:Sheet1.A10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10</svg:desc>
                </draw:g>
              </table:table-cell>
              <table:table-cell office:value-type="float" office:value="16.094167445">
                <text:p>16.094167445</text:p>
                <draw:g>
                  <svg:desc>Sheet1.B1:Sheet1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">
                <text:p>0.9</text:p>
              </table:table-cell>
              <table:table-cell office:value-type="float" office:value="24.386777405">
                <text:p>24.3867774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">
                <text:p>0.8</text:p>
              </table:table-cell>
              <table:table-cell office:value-type="float" office:value="16.65071741">
                <text:p>16.650717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">
                <text:p>0.7</text:p>
              </table:table-cell>
              <table:table-cell office:value-type="float" office:value="12.5685006">
                <text:p>12.56850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">
                <text:p>0.6</text:p>
              </table:table-cell>
              <table:table-cell office:value-type="float" office:value="8.3051905905">
                <text:p>8.30519059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5.1957300275">
                <text:p>5.19573002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1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